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etiens individuels avec Maxime Przybylo</text:p>
      <text:p text:style-name="P1">(28-10-21)</text:p>
      <text:p text:style-name="Standard"/>
      <text:p text:style-name="Standard">Il faut 3 choses pour notre projet :</text:p>
      <text:p text:style-name="Standard">front end</text:p>
      <text:p text:style-name="Standard">back end</text:p>
      <text:p text:style-name="Standard">base de donné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3S</meta:editing-duration>
    <meta:editing-cycles>4</meta:editing-cycles>
    <meta:generator>OpenOffice/4.1.11$Win32 OpenOffice.org_project/4111m1$Build-9808</meta:generator>
    <dc:date>2021-10-28T09:13:03.47</dc:date>
    <meta:document-statistic meta:table-count="0" meta:image-count="0" meta:object-count="0" meta:page-count="1" meta:paragraph-count="6" meta:word-count="21" meta:character-count="121"/>
    <meta:user-defined meta:name="Info 1"/>
    <meta:user-defined meta:name="Info 2"/>
    <meta:user-defined meta:name="Info 3"/>
    <meta:user-defined meta:name="Info 4"/>
  </office:meta>
</office:document-meta>
</file>